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63BF812E.png"/>
  <manifest:file-entry manifest:media-type="image/png" manifest:full-path="Pictures/10000000000000EA0000012AD53A5E6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hree2-title">
      <style:graphic-properties draw:auto-grow-height="true" fo:min-height="3.506cm"/>
    </style:style>
    <style:style style:name="pr2" style:family="presentation" style:parent-style-name="vihree2-outline1">
      <style:graphic-properties draw:auto-grow-height="true" fo:min-height="13.859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notes">
      <style:graphic-properties draw:fill-color="#ffffff" fo:min-height="13.364cm"/>
    </style:style>
    <style:style style:name="P1" style:family="paragraph">
      <style:paragraph-properties fo:margin-left="0.6cm" fo:margin-right="0cm" fo:text-indent="-0.6cm"/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vihree2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Quiz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使用While循环计算阶乘，阶乘概念如下：</text:p>
                <text:list>
                  <text:list-item>
                    <text:p>n! = 1 * 2 * 3 * … * (n-1) * n</text:p>
                  </text:list-item>
                  <text:list-item>
                    <text:p>4! = 1 * 2 * 3 * 4</text:p>
                  </text:list-item>
                </text:list>
              </text:list-item>
              <text:list-item>
                <text:p>计算10!的结果</text:p>
              </text:list-item>
              <text:list-item>
                <text:p>结果应为: 36288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解答</text:p>
          </draw:text-box>
        </draw:frame>
        <draw:frame draw:style-name="gr2" draw:text-style-name="P2" draw:layer="layout" svg:width="10.881cm" svg:height="13.859cm" svg:x="8.557cm" svg:y="4.912cm" presentation:class="graphic" presentation:user-transformed="true">
          <draw:image xlink:href="Pictures/10000000000000EA0000012AD53A5E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399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5.9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3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7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3"><presentation:footer/></text:span></text:p>
        </draw:text-box>
      </draw:frame>
      <draw:frame presentation:style-name="Mpr6" draw:text-style-name="MP16" draw:layer="backgroundobjects" svg:width="1.5cm" svg:height="1cm" svg:x="25.5cm" svg:y="19.5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4" draw:layer="backgroundobjects" svg:width="9.108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108cm" svg:height="1.484cm" svg:x="11.88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108cm" svg:height="1.484cm" svg:x="0cm" svg:y="28.216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108cm" svg:height="1.484cm" svg:x="11.88cm" svg:y="28.216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ma </meta:initial-creator>
    <meta:creation-date>2012-03-16T09:02:30</meta:creation-date>
    <meta:editing-duration>PT5M10S</meta:editing-duration>
    <meta:editing-cycles>10</meta:editing-cycles>
    <dc:date>2012-03-16T11:25:56</dc:date>
    <dc:creator>richardma </dc:creator>
    <meta:generator>LibreOffice/3.5$Linux_x86 LibreOffice_project/350m1$Build-13</meta:generator>
    <meta:document-statistic meta:object-count="40"/>
  </office:meta>
</office:document-meta>
</file>